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style:style style:name="T72" style:family="text">
      <style:text-properties officeooo:rsid="036f1120"/>
    </style:style>
    <style:style style:name="T73" style:family="text">
      <style:text-properties officeooo:rsid="036f1f6c"/>
    </style:style>
    <style:style style:name="T74" style:family="text">
      <style:text-properties officeooo:rsid="0370197a"/>
    </style:style>
    <style:style style:name="T75" style:family="text">
      <style:text-properties officeooo:rsid="0370699f"/>
    </style:style>
    <style:style style:name="T76" style:family="text">
      <style:text-properties officeooo:rsid="0370ecb4"/>
    </style:style>
    <style:style style:name="T77" style:family="text">
      <style:text-properties officeooo:rsid="0372e758"/>
    </style:style>
    <style:style style:name="T78" style:family="text">
      <style:text-properties officeooo:rsid="0373816d"/>
    </style:style>
    <style:style style:name="T79" style:family="text">
      <style:text-properties officeooo:rsid="0374b637"/>
    </style:style>
    <style:style style:name="T80" style:family="text">
      <style:text-properties officeooo:rsid="0375b407"/>
    </style:style>
    <style:style style:name="T81" style:family="text">
      <style:text-properties officeooo:rsid="037810de"/>
    </style:style>
    <style:style style:name="T82" style:family="text">
      <style:text-properties officeooo:rsid="037961ff"/>
    </style:style>
    <style:style style:name="T83" style:family="text">
      <style:text-properties officeooo:rsid="037a0f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72">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72">f</text:span>f my grapes, wrote, <text:span text:style-name="T58">d1229</text:span>. . .<text:span text:style-name="T66">I walked to Aldi while listening to the album, bought </text:span><text:span text:style-name="T72">more </text:span><text:span text:style-name="T66">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72">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text:span><text:soft-page-break/><text:span text:style-name="T71">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72">I checked on the Anniversary servers, but they wouldn’t be up til </text:span><text:soft-page-break/><text:span text:style-name="T72">5PM, so I ate grapes, plums, bananas, CheezIts, scrolled on my phone, </text:span><text:span text:style-name="T73">listened to Hard times and made a post to my Story,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the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e nine, played Wordle and ended my 288-day streak on PEARL, but didn’t really care. I made coffee, drank it, got dressed, put my coffee in a cup and drove home; I was blocking Hannah and she had a 10:00 massage. I started gathering laundry, stripping my bed, putting my shoes away, d1020.</text:p>
      <text:p text:style-name="P74">. . .<text:span text:style-name="T74">I made a shaman on the Anniversary server, started laundry, made my bed, went out to the car for my bag, ate from it some grapes, a plum, the CheezIts, put the drinks away. Tony moved the espresso machine upstairs and so I made a coffee. . .</text:span><text:span text:style-name="T75">I made a priest, did the first couple quests, d121. . .</text:span><text:span text:style-name="T76">I retrieved my clothes, made another coffee, did a Shamaka quest.</text:span></text:p>
      <text:p text:style-name="P74">. . .<text:span text:style-name="T77">I played some priest, played some shaman, started a rogue, d543. . .</text:span><text:span text:style-name="T78">I ordered some pizza, played some priest, played some shaman, d737. . .</text:span><text:span text:style-name="T79">I took a bath, ran to Brill on the priest, logged, looked at Instagram, got the Coke out of the fridge, had another slice, d905. . .</text:span><text:span text:style-name="T80">I did a quest on the shaman, laid in bed a long time, talked to Hannah on the phone, d1149.</text:span></text:p>
      <text:p text:style-name="P75"><text:soft-page-break/>XI.XXIII</text:p>
      <text:p text:style-name="P75"/>
      <text:p text:style-name="P75">I woke, played Wordle, (JELLY in five,) made a cup of coffee, looked at my phone awhile, thought about how cool it is to not drink anymore, made another cup of coffee, d1010, <text:span text:style-name="T81">did a couple shaman quests, d1045, </text:span><text:span text:style-name="T82">laid in bed, texted with Hannah, brushed my teeth, made a third coffee, d1154.</text:span></text:p>
      <text:p text:style-name="P75">. . .<text:span text:style-name="T83">Hannah picked me up and we rode to Odd’s, where we both ordered lattes and her a couple snacks. We drove to Harris Teeter and I snagged some grapes, coffee, CheezIts, Hop Splash. We drove to her house, laid in the guest bed, ate some broccoli/rice, drove to my house, d41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3T16:19:24.796593609</dc:date>
    <meta:editing-duration>P79DT15H20M58S</meta:editing-duration>
    <meta:editing-cycles>755</meta:editing-cycles>
    <meta:generator>LibreOffice/24.2.5.2$MacOSX_X86_64 LibreOffice_project/bffef4ea93e59bebbeaf7f431bb02b1a39ee8a59</meta:generator>
    <meta:print-date>2024-11-21T14:56:07.488730652</meta:print-date>
    <meta:document-statistic meta:table-count="0" meta:image-count="0" meta:object-count="0" meta:page-count="59" meta:paragraph-count="250" meta:word-count="10766" meta:character-count="56909" meta:non-whitespace-character-count="46184"/>
  </office:meta>
</office:document-meta>
</file>